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4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RE (Linked Open Relations)</text:p>
          </draw:text-box>
        </draw:frame>
        <draw:frame draw:style-name="gr1" draw:text-style-name="P1" draw:layer="layout" svg:width="24.966cm" svg:height="13.415cm" svg:x="1.56cm" svg:y="4.376cm">
          <draw:text-box>
            <text:p text:style-name="P1"><text:span text:style-name="T1">Started beginning 2012.</text:span></text:p>
            <text:p text:style-name="P1"><text:span text:style-name="T1"/></text:p>
            <text:p text:style-name="P1"><text:span text:style-name="T1">Collaborators:</text:span></text:p>
            <text:p text:style-name="P1"><text:span text:style-name="T1">- André Andrade</text:span></text:p>
            <text:p text:style-name="P1"><text:span text:style-name="T1">- Martin Boeker</text:span></text:p>
            <text:p text:style-name="P1"><text:span text:style-name="T1">- Stefan Schulz</text:span></text:p>
            <text:p text:style-name="P1"><text:span text:style-name="T1">- Michel Dumontier</text:span></text:p>
            <text:p text:style-name="P1"><text:span text:style-name="T1">- Ward Blondé</text:span></text:p>
            <text:p text:style-name="P1"><text:span text:style-name="T1"/></text:p>
            <text:p text:style-name="P1"><text:span text:style-name="T1">Website:</text:span></text:p>
            <text:p text:style-name="P1"><text:span text:style-name="T1">http://code.google.com/p/linked-open-relations/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RE scope</text:p>
          </draw:text-box>
        </draw:frame>
        <draw:frame draw:style-name="gr1" draw:text-style-name="P1" draw:layer="layout" svg:width="24.966cm" svg:height="13.415cm" svg:x="1.56cm" svg:y="4.376cm">
          <draw:text-box>
            <text:p text:style-name="P1"><text:span text:style-name="T1"/></text:p>
            <text:p text:style-name="P1"><text:span text:style-name="T1">Create a set of relations for (a broad use of) the Semantic Web.</text:span></text:p>
            <text:p text:style-name="P1"><text:span text:style-name="T1"/></text:p>
            <text:p text:style-name="P1"><text:span text:style-name="T1">Enable a reduction of thousands and millions of relation used in the Semantic Web, towards a small set of relations.</text:span></text:p>
            <text:p text:style-name="P1"><text:span text:style-name="T1"/></text:p>
            <text:p text:style-name="P1"><text:span text:style-name="T1">Facilitate both a management-friendly and a reasoning-friendly Semantic Web. LORE will provide a semantically shallow bridge between both extremes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RE levels</text:p>
          </draw:text-box>
        </draw:frame>
        <draw:frame draw:style-name="gr1" draw:text-style-name="P1" draw:layer="layout" svg:width="24.966cm" svg:height="11.308cm" svg:x="1.56cm" svg:y="5.176cm">
          <draw:text-box>
            <text:p text:style-name="P1"><text:span text:style-name="T1"/></text:p>
            <text:p text:style-name="P1"><text:span text:style-name="T2">Level 1: </text:span><text:span text:style-name="T1">Natural language relations.</text:span></text:p>
            <text:p text:style-name="P1"><text:span text:style-name="T1"/></text:p>
            <text:p text:style-name="P1"><text:span text:style-name="T1"/></text:p>
            <text:p text:style-name="P1"><text:span text:style-name="T2">Level 2: </text:span><text:span text:style-name="T1">LORE relations</text:span></text:p>
            <text:p text:style-name="P1"><text:span text:style-name="T1"/></text:p>
            <text:p text:style-name="P1"><text:span text:style-name="T1"/></text:p>
            <text:p text:style-name="P1"><text:span text:style-name="T2">Level 3: </text:span><text:span text:style-name="T1">Relations that can be defined logically from LORE relations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4.966cm" svg:height="2.445cm" svg:x="1.561cm" svg:y="4.376cm">
          <draw:text-box>
            <text:p text:style-name="P1"><text:span text:style-name="T1"/></text:p>
            <text:p text:style-name="P1"><text:span text:style-name="T1"/></text:p>
          </draw:text-box>
        </draw:frame>
        <draw:frame presentation:style-name="pr1" draw:layer="layout" svg:width="25.199cm" svg:height="3.506cm" svg:x="1.402cm" svg:y="0.837cm" presentation:class="title" presentation:user-transformed="true">
          <draw:text-box>
            <text:p>LORE relation examples</text:p>
          </draw:text-box>
        </draw:frame>
        <draw:frame draw:style-name="gr1" draw:text-style-name="P3" draw:layer="layout" svg:width="15.706cm" svg:height="15.299cm" svg:x="1.56cm" svg:y="4.377cm">
          <draw:text-box>
            <text:p text:style-name="P3"><text:span text:style-name="T3">has information part</text:span></text:p>
            <text:p text:style-name="P3"><text:span text:style-name="T3">is about</text:span></text:p>
            <text:p text:style-name="P3"><text:span text:style-name="T3">denotes</text:span></text:p>
            <text:p text:style-name="P3"><text:span text:style-name="T3"/></text:p>
            <text:p text:style-name="P3"><text:span text:style-name="T3">equals</text:span></text:p>
            <text:p text:style-name="P3"><text:span text:style-name="T3">unequals/ different from</text:span></text:p>
            <text:p text:style-name="P3"><text:span text:style-name="T3">alike/ similar to</text:span></text:p>
            <text:p text:style-name="P3"><text:span text:style-name="T3">is before /is less than /is smaller than / precedes</text:span></text:p>
            <text:p text:style-name="P3"><text:span text:style-name="T3">is after / is more than / is larger than</text:span></text:p>
            <text:p text:style-name="P3"><text:span text:style-name="T3"/></text:p>
            <text:p text:style-name="P3"><text:span text:style-name="T3">is part of</text:span></text:p>
            <text:p text:style-name="P3"><text:span text:style-name="T3">has part </text:span></text:p>
            <text:p text:style-name="P3"><text:span text:style-name="T3">is located in</text:span></text:p>
            <text:p text:style-name="P3"><text:span text:style-name="T3">is location of </text:span></text:p>
            <text:p text:style-name="P3"><text:span text:style-name="T3">is contained in</text:span></text:p>
            <text:p text:style-name="P3"><text:span text:style-name="T3">contains </text:span></text:p>
            <text:p text:style-name="P3"><text:span text:style-name="T3">is directly connected to </text:span></text:p>
            <text:p text:style-name="P3"><text:span text:style-name="T3">is connected to</text:span></text:p>
            <text:p text:style-name="P3"><text:span text:style-name="T3"/></text:p>
          </draw:text-box>
        </draw:frame>
        <draw:frame draw:style-name="gr1" draw:text-style-name="P3" draw:layer="layout" svg:width="8.955cm" svg:height="12.923cm" svg:x="17.234cm" svg:y="4.24cm">
          <draw:text-box>
            <text:p text:style-name="P3"><text:span text:style-name="T3"/></text:p>
            <text:p text:style-name="P3"><text:span text:style-name="T3">overlapsWith</text:span></text:p>
            <text:p text:style-name="P3"><text:span text:style-name="T3">isTemporallyAdjacentTo</text:span></text:p>
            <text:p text:style-name="P3"><text:span text:style-name="T3">hasBeginning</text:span></text:p>
            <text:p text:style-name="P3"><text:span text:style-name="T3"/></text:p>
            <text:p text:style-name="P3"><text:span text:style-name="T3">interacts with</text:span></text:p>
            <text:p text:style-name="P3"><text:span text:style-name="T3">creates</text:span></text:p>
            <text:p text:style-name="P3"><text:span text:style-name="T3">modifies</text:span></text:p>
            <text:p text:style-name="P3"><text:span text:style-name="T3">destroys</text:span></text:p>
            <text:p text:style-name="P3"><text:span text:style-name="T3">has agent</text:span></text:p>
            <text:p text:style-name="P3"><text:span text:style-name="T3">has input</text:span></text:p>
            <text:p text:style-name="P3"><text:span text:style-name="T3">has outcome</text:span></text:p>
            <text:p text:style-name="P3"><text:span text:style-name="T3"/></text:p>
            <text:p text:style-name="P3"><text:span text:style-name="T3">isTemporalPartOf</text:span></text:p>
            <text:p text:style-name="P3"><text:span text:style-name="T3">hasDurationDescription</text:span></text:p>
            <text:p text:style-name="P3"><text:span text:style-name="T3">hasDateTimeDescript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4.966cm" svg:height="15.609cm" svg:x="1.561cm" svg:y="4.376cm">
          <draw:text-box>
            <text:p text:style-name="P1"><text:span text:style-name="T1">LORE rules can be used to upgrade from Level 1 NL relations to Level 2 LORE relations.</text:span></text:p>
            <text:p text:style-name="P1"><text:span text:style-name="T1"/></text:p>
            <text:p text:style-name="P1"><text:span text:style-name="T1">Ideas:</text:span></text:p>
            <text:p text:style-name="P1"><text:span text:style-name="T1">- Use SPARQL/Update to create rules on the level of triples.</text:span></text:p>
            <text:p text:style-name="P1"><text:span text:style-name="T1"/></text:p>
            <text:p text:style-name="P1"><text:span text:style-name="T1">- Use Wordnet, … (Dbpedia?) to transform the NL in Level 1 relations towards classes connected by Level 2 relations.</text:span></text:p>
            <text:p text:style-name="P1"><text:span text:style-name="T1"/></text:p>
            <text:p text:style-name="P1"><text:span text:style-name="T1">- Relax the strict distinction between individuals and classes.</text:span></text:p>
            <text:p text:style-name="P1"><text:span text:style-name="T1"/></text:p>
          </draw:text-box>
        </draw:frame>
        <draw:frame presentation:style-name="pr1" draw:layer="layout" svg:width="25.199cm" svg:height="3.506cm" svg:x="1.402cm" svg:y="0.837cm" presentation:class="title" presentation:user-transformed="true">
          <draw:text-box>
            <text:p>LORE rul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4.966cm" svg:height="11.321cm" svg:x="1.561cm" svg:y="4.376cm">
          <draw:text-box>
            <text:p text:style-name="P1"><text:span text:style-name="T1">Action relations with a verb, like 'writes', 'sees', 'conducts', 'raises', etc. are rewritten through rules towards processes:</text:span></text:p>
            <text:p text:style-name="P1"><text:span text:style-name="T1"/></text:p>
            <text:p text:style-name="P1"><text:span text:style-name="T1">John </text:span><text:span text:style-name="T4">writes</text:span><text:span text:style-name="T1"> paper</text:span></text:p>
            <text:p text:style-name="P1"><text:span text:style-name="T1">→</text:span></text:p>
            <text:p text:style-name="P1"><text:span text:style-name="T1">Writing_abc </text:span><text:span text:style-name="T4">has agent</text:span><text:span text:style-name="T1"> John.</text:span></text:p>
            <text:p text:style-name="P1"><text:span text:style-name="T1">Writing_abc </text:span><text:span text:style-name="T4">has outcome</text:span><text:span text:style-name="T1"> paper.</text:span></text:p>
            <text:p text:style-name="P1"><text:span text:style-name="T1">Writing_abc </text:span><text:span text:style-name="T4">is of type</text:span><text:span text:style-name="T1"> writing process.</text:span></text:p>
            <text:p text:style-name="P1"><text:span text:style-name="T1"/></text:p>
          </draw:text-box>
        </draw:frame>
        <draw:frame presentation:style-name="pr1" draw:layer="layout" svg:width="25.199cm" svg:height="3.506cm" svg:x="1.402cm" svg:y="0.837cm" presentation:class="title" presentation:user-transformed="true">
          <draw:text-box>
            <text:p>LORE action rel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24.966cm" svg:height="15.629cm" svg:x="1.562cm" svg:y="4.176cm">
          <draw:text-box>
            <text:p text:style-name="P1"><text:span text:style-name="T1">a creator b <text:s text:c="4"/>; means has creator</text:span></text:p>
            <text:p text:style-name="P1"><text:span text:style-name="T1">&lt;=&gt;</text:span></text:p>
            <text:p text:style-name="P1"><text:span text:style-name="T1">Creating#238742 *rdf:type* Creating</text:span></text:p>
            <text:p text:style-name="P1"><text:span text:style-name="T1">Creating#238742 *has-agent* b</text:span></text:p>
            <text:p text:style-name="P1"><text:span text:style-name="T1">Creating#238742 <text:s/>*has-outcome* a</text:span></text:p>
            <text:p text:style-name="P1"><text:span text:style-name="T5"/></text:p>
            <text:p text:style-name="P1"><text:span text:style-name="T3">PREFIX dc: <text:s text:c="4"/>&lt;http://purl.org/dc/elements/1.1/&gt;</text:span></text:p>
            <text:p text:style-name="P1"><text:span text:style-name="T3">PREFIX LOD: <text:s text:c="3"/>&lt;http://....&gt;</text:span></text:p>
            <text:p text:style-name="P1"><text:span text:style-name="T3">PREFIX LORE: <text:s text:c="2"/>&lt;http://....&gt;</text:span></text:p>
            <text:p text:style-name="P1"><text:span text:style-name="T3">PREFIX rdf: <text:s text:c="3"/>&lt;http://www.w3.org/1999/02/22-rdf-syntax-ns#&gt;</text:span></text:p>
            <text:p text:style-name="P1"><text:span text:style-name="T3">INSERT {</text:span></text:p>
            <text:p text:style-name="P1"><text:span text:style-name="T3"><text:s/></text:span><text:span text:style-name="T3">_:blank_node <text:s/>rdf:type <text:s text:c="8"/>LOD:Creating.</text:span></text:p>
            <text:p text:style-name="P1"><text:span text:style-name="T3"><text:s/></text:span><text:span text:style-name="T3">_:blank_node <text:s/>LORE:has-agent <text:s text:c="2"/>?b.</text:span></text:p>
            <text:p text:style-name="P1"><text:span text:style-name="T3"><text:s/></text:span><text:span text:style-name="T3">_:blank_node <text:s/>LORE:has-outcome ?a.</text:span></text:p>
            <text:p text:style-name="P1"><text:span text:style-name="T3">}</text:span></text:p>
            <text:p text:style-name="P1"><text:span text:style-name="T3">WHERE {</text:span></text:p>
            <text:p text:style-name="P1"><text:span text:style-name="T3"><text:s/></text:span><text:span text:style-name="T3">?a <text:s text:c="11"/>dc:creator <text:s text:c="6"/>?b.</text:span></text:p>
            <text:p text:style-name="P1"><text:span text:style-name="T3">}</text:span></text:p>
          </draw:text-box>
        </draw:frame>
        <draw:frame presentation:style-name="pr1" draw:layer="layout" svg:width="25.199cm" svg:height="3.506cm" svg:x="1.403cm" svg:y="0.837cm" presentation:class="title" presentation:user-transformed="true">
          <draw:text-box>
            <text:p>LORE rules exampl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rd Blondé</meta:initial-creator>
    <meta:creation-date>2012-07-11T10:23:54.94</meta:creation-date>
    <meta:editing-duration>PT6H15M50S</meta:editing-duration>
    <meta:editing-cycles>6</meta:editing-cycles>
    <dc:date>2012-07-11T17:10:07.79</dc:date>
    <dc:creator>Ward Blondé</dc:creator>
    <meta:generator>OpenOffice.org/3.3$Win32 OpenOffice.org_project/330m20$Build-9567</meta:generator>
    <meta:document-statistic meta:object-count="51"/>
  </office:meta>
</office:document-meta>
</file>